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aa7e4"/>
    </style:style>
    <style:style style:name="P4" style:family="paragraph" style:parent-style-name="Standard">
      <style:paragraph-properties fo:text-align="start" style:justify-single-word="false"/>
      <style:text-properties officeooo:rsid="000aa7e4" officeooo:paragraph-rsid="000aa7e4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officeooo:rsid="000aa7e4" officeooo:paragraph-rsid="000aa7e4"/>
    </style:style>
    <style:style style:name="P6" style:family="paragraph" style:parent-style-name="Standard">
      <style:paragraph-properties fo:text-align="start" style:justify-single-word="false"/>
      <style:text-properties officeooo:rsid="000e5a41" officeooo:paragraph-rsid="000e5a41"/>
    </style:style>
    <style:style style:name="P7" style:family="paragraph" style:parent-style-name="Standard">
      <style:paragraph-properties fo:text-align="start" style:justify-single-word="false"/>
      <style:text-properties officeooo:rsid="0016f38e" officeooo:paragraph-rsid="000aa7e4"/>
    </style:style>
    <style:style style:name="P8" style:family="paragraph" style:parent-style-name="Standard">
      <style:paragraph-properties fo:text-align="center" style:justify-single-word="false"/>
      <style:text-properties fo:font-size="15pt" officeooo:rsid="0016f38e" officeooo:paragraph-rsid="0016f38e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officeooo:rsid="000a7b0c"/>
    </style:style>
    <style:style style:name="T2" style:family="text">
      <style:text-properties officeooo:rsid="000af8f8"/>
    </style:style>
    <style:style style:name="T3" style:family="text">
      <style:text-properties officeooo:rsid="000c1a9a"/>
    </style:style>
    <style:style style:name="T4" style:family="text">
      <style:text-properties officeooo:rsid="00101338"/>
    </style:style>
    <style:style style:name="T5" style:family="text">
      <style:text-properties officeooo:rsid="00106b14"/>
    </style:style>
    <style:style style:name="T6" style:family="text">
      <style:text-properties officeooo:rsid="0013a689"/>
    </style:style>
    <style:style style:name="T7" style:family="text">
      <style:text-properties officeooo:rsid="001567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123cm" fo:text-indent="-0.635cm" fo:margin-left="13.12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aches</text:span></text:p>
      <text:p text:style-name="P1"/>
      <text:p text:style-name="P2"/>
      <text:p text:style-name="P4">1. Finir l’inscription, la connexion, la <text:span text:style-name="T6">déconnexion</text:span>, profil et edition profil</text:p>
      <text:p text:style-name="P4">2. Passer à la messagerie</text:p>
      <text:p text:style-name="P4">3. Apprendre les diagrammes / entité relative </text:p>
      <text:p text:style-name="P4">4. Apprendre la conception d’un site web de A a Z</text:p>
      <text:p text:style-name="P4">5. Droit site web pour les cookies etc ..</text:p>
      <text:p text:style-name="P4">6. Mettre en œuvre la conception de A a Z d’un site web en entreprise : </text:p>
      <text:p text:style-name="P4">- charte graphique</text:p>
      <text:p text:style-name="P4">- choix des technos utilisés (essayez d’être toujours dans l’actu </text:p>
      <text:p text:style-name="P4">- BDD</text:p>
      <text:p text:style-name="P4">- diagrammes</text:p>
      <text:p text:style-name="P4">- serveurs, hébergeurs</text:p>
      <text:p text:style-name="P4">- Apis</text:p>
      <text:p text:style-name="P5">- git → github <text:span text:style-name="T7">(commit tous les jours) s</text:span></text:p>
      <text:p text:style-name="P5">- design </text:p>
      <text:p text:style-name="P5">- structure </text:p>
      <text:p text:style-name="P5">- contenu </text:p>
      <text:p text:style-name="P5">- messagerie cryptée </text:p>
      <text:p text:style-name="P5">- coté commercial (flyers, reseaux sociaux, web) </text:p>
      <text:p text:style-name="P5">- limité le code et les pages au maximum </text:p>
      <text:p text:style-name="P5">-<text:span text:style-name="T2">se renseigner sur conception story </text:span></text:p>
      <text:p text:style-name="P5">- <text:span text:style-name="T2">se renseigner sur lien entre site et appli</text:span></text:p>
      <text:p text:style-name="P5">- <text:span text:style-name="T2">connaître jira / faire une release</text:span></text:p>
      <text:p text:style-name="P5">- <text:span text:style-name="T3">entretenir une veille techno tous les jours en créant des tutos </text:span></text:p>
      <text:p text:style-name="P3">- <text:span text:style-name="T4">arriver à avancer sur plusieurs projets en même temps </text:span></text:p>
      <text:p text:style-name="P3">- <text:span text:style-name="T7">avancer les exerices sur codingame</text:span></text:p>
      <text:p text:style-name="P3"/>
      <text:p text:style-name="P7"/>
      <text:p text:style-name="P3"/>
      <text:p text:style-name="P8">Mes projets </text:p>
      <text:p text:style-name="P3"/>
      <text:p text:style-name="P6">World : </text:p>
      <text:p text:style-name="P6"/>
      <text:p text:style-name="P6"/>
      <text:p text:style-name="P6">Portfolio / Devis Freelance : </text:p>
      <text:p text:style-name="P6"/>
      <text:p text:style-name="P6"/>
      <text:p text:style-name="P6">Site <text:span text:style-name="T5">BDLZ abidjan </text:span> 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2:24:52.925400514</meta:creation-date>
    <meta:generator>LibreOffice/6.0.7.3$Linux_X86_64 LibreOffice_project/00m0$Build-3</meta:generator>
    <dc:date>2019-10-13T12:36:19.000049745</dc:date>
    <meta:editing-duration>PT10M43S</meta:editing-duration>
    <meta:editing-cycles>12</meta:editing-cycles>
    <meta:document-statistic meta:table-count="0" meta:image-count="0" meta:object-count="0" meta:page-count="1" meta:paragraph-count="30" meta:word-count="178" meta:character-count="972" meta:non-whitespace-character-count="808"/>
  </office:meta>
</office:document-meta>
</file>